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defer_Mean path len haters" table:style-name="ta1">
        <table:shapes>
          <draw:frame draw:z-index="0" draw:style-name="gr1" draw:text-style-name="P1" svg:width="6.2988in" svg:height="3.5429in" svg:x="8.1953in" svg:y="0.0394in">
            <draw:object draw:notify-on-update-of-ranges="'summary_counter_defer_Mean path len haters'.A1:'summary_counter_defer_Mean path len haters'.A1 'summary_counter_defer_Mean path len haters'.A2:'summary_counter_defer_Mean path len haters'.A7 'summary_counter_defer_Mean path len haters'.B1:'summary_counter_defer_Mean path len haters'.B1 'summary_counter_defer_Mean path len haters'.B2:'summary_counter_defer_Mean path len haters'.B7 'summary_counter_defer_Mean path len haters'.C1:'summary_counter_defer_Mean path len haters'.C1 'summary_counter_defer_Mean path len haters'.C2:'summary_counter_defer_Mean path len haters'.C7 'summary_counter_defer_Mean path len haters'.D1:'summary_counter_defer_Mean path len haters'.D1 'summary_counter_defer_Mean path len haters'.D2:'summary_counter_defer_Mean path len haters'.D7 'summary_counter_defer_Mean path len haters'.E1:'summary_counter_defer_Mean path len haters'.E1 'summary_counter_defer_Mean path len haters'.E2:'summary_counter_defer_Mean path len haters'.E7 'summary_counter_defer_Mean path len haters'.F1:'summary_counter_defer_Mean path len haters'.F1 'summary_counter_defer_Mean path len haters'.F2:'summary_counter_defer_Mean path len haters'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_defer_hateful_post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38" calcext:value-type="float">
            <text:p>1.738</text:p>
          </table:table-cell>
          <table:table-cell office:value-type="float" office:value="2.148" calcext:value-type="float">
            <text:p>2.148</text:p>
          </table:table-cell>
          <table:table-cell office:value-type="float" office:value="2.274" calcext:value-type="float">
            <text:p>2.274</text:p>
          </table:table-cell>
          <table:table-cell office:value-type="float" office:value="2.357" calcext:value-type="float">
            <text:p>2.357</text:p>
          </table:table-cell>
          <table:table-cell office:value-type="float" office:value="2.627" calcext:value-type="float">
            <text:p>2.62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65989925047685" calcext:value-type="float">
            <text:p>1.65989925047685</text:p>
          </table:table-cell>
          <table:table-cell office:value-type="float" office:value="2.00998721146397" calcext:value-type="float">
            <text:p>2.00998721146397</text:p>
          </table:table-cell>
          <table:table-cell office:value-type="float" office:value="2.18728348307105" calcext:value-type="float">
            <text:p>2.18728348307105</text:p>
          </table:table-cell>
          <table:table-cell office:value-type="float" office:value="2.43411880225721" calcext:value-type="float">
            <text:p>2.43411880225721</text:p>
          </table:table-cell>
          <table:table-cell office:value-type="float" office:value="2.53374544152958" calcext:value-type="float">
            <text:p>2.5337454415295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29954201866064" calcext:value-type="float">
            <text:p>1.29954201866064</text:p>
          </table:table-cell>
          <table:table-cell office:value-type="float" office:value="1.61150093030114" calcext:value-type="float">
            <text:p>1.61150093030114</text:p>
          </table:table-cell>
          <table:table-cell office:value-type="float" office:value="1.88120989725689" calcext:value-type="float">
            <text:p>1.88120989725689</text:p>
          </table:table-cell>
          <table:table-cell office:value-type="float" office:value="2.18880491895459" calcext:value-type="float">
            <text:p>2.18880491895459</text:p>
          </table:table-cell>
          <table:table-cell office:value-type="float" office:value="2.250779464021" calcext:value-type="float">
            <text:p>2.25077946402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89192319449356" calcext:value-type="float">
            <text:p>0.889192319449356</text:p>
          </table:table-cell>
          <table:table-cell office:value-type="float" office:value="1.33601683488216" calcext:value-type="float">
            <text:p>1.33601683488216</text:p>
          </table:table-cell>
          <table:table-cell office:value-type="float" office:value="1.568744877075" calcext:value-type="float">
            <text:p>1.568744877075</text:p>
          </table:table-cell>
          <table:table-cell office:value-type="float" office:value="1.91827558877261" calcext:value-type="float">
            <text:p>1.91827558877261</text:p>
          </table:table-cell>
          <table:table-cell office:value-type="float" office:value="2.15710413734853" calcext:value-type="float">
            <text:p>2.1571041373485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15791706984657" calcext:value-type="float">
            <text:p>0.515791706984657</text:p>
          </table:table-cell>
          <table:table-cell office:value-type="float" office:value="0.761184879197731" calcext:value-type="float">
            <text:p>0.761184879197731</text:p>
          </table:table-cell>
          <table:table-cell office:value-type="float" office:value="0.907327514120409" calcext:value-type="float">
            <text:p>0.907327514120409</text:p>
          </table:table-cell>
          <table:table-cell office:value-type="float" office:value="1.32303659996845" calcext:value-type="float">
            <text:p>1.32303659996845</text:p>
          </table:table-cell>
          <table:table-cell office:value-type="float" office:value="1.98846411349393" calcext:value-type="float">
            <text:p>1.9884641134939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09708071970551" calcext:value-type="float">
            <text:p>0.209708071970551</text:p>
          </table:table-cell>
          <table:table-cell office:value-type="float" office:value="0.243387368352964" calcext:value-type="float">
            <text:p>0.243387368352964</text:p>
          </table:table-cell>
          <table:table-cell office:value-type="float" office:value="0.297568556588399" calcext:value-type="float">
            <text:p>0.297568556588399</text:p>
          </table:table-cell>
          <table:table-cell office:value-type="float" office:value="0.458145747521975" calcext:value-type="float">
            <text:p>0.458145747521975</text:p>
          </table:table-cell>
          <table:table-cell office:value-type="float" office:value="1.03513802814395" calcext:value-type="float">
            <text:p>1.03513802814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0:29:13.201857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4T10:29:49.911839775</dc:date>
    <meta:editing-duration>PT1M23S</meta:editing-duration>
    <meta:editing-cycles>2</meta:editing-cycles>
    <meta:generator>LibreOffice/7.0.3.1$Linux_X86_64 LibreOffice_project/00$Build-1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defer_Mean path len haters'.A1:'summary_counter_defer_Mean path len haters'.F7" chart:data-source-has-labels="both" svg:x="1.331cm" svg:y="0.18cm" svg:width="12.264cm" svg:height="7.659cm">
          <chart:coordinate-region svg:x="2.058cm" svg:y="0.379cm" svg:width="11.297cm" svg:height="6.813cm"/>
          <chart:axis chart:dimension="x" chart:name="primary-x" chart:style-name="ch4" chartooo:axis-type="auto">
            <chartooo:date-scale/>
            <chart:title svg:x="5.871cm" svg:y="8.019cm" chart:style-name="ch5">
              <text:p>p_defer_hateful_post</text:p>
            </chart:title>
            <chart:categories table:cell-range-address="'summary_counter_defer_Mean path len haters'.A2:'summary_counter_defer_Mean path len haters'.A7"/>
          </chart:axis>
          <chart:axis chart:dimension="y" chart:name="primary-y" chart:style-name="ch4">
            <chart:title svg:x="0.451cm" svg:y="5.667cm" chart:style-name="ch6">
              <text:p>mean post path length</text:p>
            </chart:title>
            <chart:grid chart:style-name="ch7" chart:class="major"/>
          </chart:axis>
          <chart:series chart:style-name="ch8" chart:values-cell-range-address="'summary_counter_defer_Mean path len haters'.B2:'summary_counter_defer_Mean path len haters'.B7" chart:label-cell-address="'summary_counter_defer_Mean path len haters'.B1:'summary_counter_defer_Mean path len haters'.B1" chart:class="chart:line">
            <chart:data-point chart:repeated="6"/>
          </chart:series>
          <chart:series chart:style-name="ch9" chart:values-cell-range-address="'summary_counter_defer_Mean path len haters'.C2:'summary_counter_defer_Mean path len haters'.C7" chart:label-cell-address="'summary_counter_defer_Mean path len haters'.C1:'summary_counter_defer_Mean path len haters'.C1" chart:class="chart:line">
            <chart:data-point chart:repeated="6"/>
          </chart:series>
          <chart:series chart:style-name="ch10" chart:values-cell-range-address="'summary_counter_defer_Mean path len haters'.D2:'summary_counter_defer_Mean path len haters'.D7" chart:label-cell-address="'summary_counter_defer_Mean path len haters'.D1:'summary_counter_defer_Mean path len haters'.D1" chart:class="chart:line">
            <chart:data-point chart:repeated="6"/>
          </chart:series>
          <chart:series chart:style-name="ch11" chart:values-cell-range-address="'summary_counter_defer_Mean path len haters'.E2:'summary_counter_defer_Mean path len haters'.E7" chart:label-cell-address="'summary_counter_defer_Mean path len haters'.E1:'summary_counter_defer_Mean path len haters'.E1" chart:class="chart:line">
            <chart:data-point chart:repeated="6"/>
          </chart:series>
          <chart:series chart:style-name="ch12" chart:values-cell-range-address="'summary_counter_defer_Mean path len haters'.F2:'summary_counter_defer_Mean path len haters'.F7" chart:label-cell-address="'summary_counter_defer_Mean path len haters'.F1:'summary_counter_defer_Mean path len haters'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defer_Mean path len haters'.B1:'summary_counter_defer_Mean path len haters'.B1</svg:desc>
                </draw:g>
              </table:table-cell>
              <table:table-cell office:value-type="string">
                <text:p>500</text:p>
                <draw:g>
                  <svg:desc>'summary_counter_defer_Mean path len haters'.C1:'summary_counter_defer_Mean path len haters'.C1</svg:desc>
                </draw:g>
              </table:table-cell>
              <table:table-cell office:value-type="string">
                <text:p>1000</text:p>
                <draw:g>
                  <svg:desc>'summary_counter_defer_Mean path len haters'.D1:'summary_counter_defer_Mean path len haters'.D1</svg:desc>
                </draw:g>
              </table:table-cell>
              <table:table-cell office:value-type="string">
                <text:p>2000</text:p>
                <draw:g>
                  <svg:desc>'summary_counter_defer_Mean path len haters'.E1:'summary_counter_defer_Mean path len haters'.E1</svg:desc>
                </draw:g>
              </table:table-cell>
              <table:table-cell office:value-type="string">
                <text:p>5000</text:p>
                <draw:g>
                  <svg:desc>'summary_counter_defer_Mean path len haters'.F1:'summary_counter_defer_Mean path len haters'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ummary_counter_defer_Mean path len haters'.A2:'summary_counter_defer_Mean path len haters'.A7</svg:desc>
                </draw:g>
              </table:table-cell>
              <table:table-cell office:value-type="float" office:value="1.738">
                <text:p>1.738</text:p>
                <draw:g>
                  <svg:desc>'summary_counter_defer_Mean path len haters'.B2:'summary_counter_defer_Mean path len haters'.B7</svg:desc>
                </draw:g>
              </table:table-cell>
              <table:table-cell office:value-type="float" office:value="2.148">
                <text:p>2.148</text:p>
                <draw:g>
                  <svg:desc>'summary_counter_defer_Mean path len haters'.C2:'summary_counter_defer_Mean path len haters'.C7</svg:desc>
                </draw:g>
              </table:table-cell>
              <table:table-cell office:value-type="float" office:value="2.274">
                <text:p>2.274</text:p>
                <draw:g>
                  <svg:desc>'summary_counter_defer_Mean path len haters'.D2:'summary_counter_defer_Mean path len haters'.D7</svg:desc>
                </draw:g>
              </table:table-cell>
              <table:table-cell office:value-type="float" office:value="2.357">
                <text:p>2.357</text:p>
                <draw:g>
                  <svg:desc>'summary_counter_defer_Mean path len haters'.E2:'summary_counter_defer_Mean path len haters'.E7</svg:desc>
                </draw:g>
              </table:table-cell>
              <table:table-cell office:value-type="float" office:value="2.627">
                <text:p>2.627</text:p>
                <draw:g>
                  <svg:desc>'summary_counter_defer_Mean path len haters'.F2:'summary_counter_defer_Mean path len haters'.F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65989925047685">
                <text:p>1.65989925047685</text:p>
              </table:table-cell>
              <table:table-cell office:value-type="float" office:value="2.00998721146397">
                <text:p>2.00998721146397</text:p>
              </table:table-cell>
              <table:table-cell office:value-type="float" office:value="2.18728348307105">
                <text:p>2.18728348307105</text:p>
              </table:table-cell>
              <table:table-cell office:value-type="float" office:value="2.43411880225721">
                <text:p>2.43411880225721</text:p>
              </table:table-cell>
              <table:table-cell office:value-type="float" office:value="2.53374544152958">
                <text:p>2.5337454415295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29954201866064">
                <text:p>1.29954201866064</text:p>
              </table:table-cell>
              <table:table-cell office:value-type="float" office:value="1.61150093030114">
                <text:p>1.61150093030114</text:p>
              </table:table-cell>
              <table:table-cell office:value-type="float" office:value="1.88120989725689">
                <text:p>1.88120989725689</text:p>
              </table:table-cell>
              <table:table-cell office:value-type="float" office:value="2.18880491895459">
                <text:p>2.18880491895459</text:p>
              </table:table-cell>
              <table:table-cell office:value-type="float" office:value="2.250779464021">
                <text:p>2.2507794640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89192319449356">
                <text:p>0.889192319449356</text:p>
              </table:table-cell>
              <table:table-cell office:value-type="float" office:value="1.33601683488216">
                <text:p>1.33601683488216</text:p>
              </table:table-cell>
              <table:table-cell office:value-type="float" office:value="1.568744877075">
                <text:p>1.568744877075</text:p>
              </table:table-cell>
              <table:table-cell office:value-type="float" office:value="1.91827558877261">
                <text:p>1.91827558877261</text:p>
              </table:table-cell>
              <table:table-cell office:value-type="float" office:value="2.15710413734853">
                <text:p>2.1571041373485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515791706984657">
                <text:p>0.515791706984657</text:p>
              </table:table-cell>
              <table:table-cell office:value-type="float" office:value="0.761184879197731">
                <text:p>0.761184879197731</text:p>
              </table:table-cell>
              <table:table-cell office:value-type="float" office:value="0.907327514120409">
                <text:p>0.907327514120409</text:p>
              </table:table-cell>
              <table:table-cell office:value-type="float" office:value="1.32303659996845">
                <text:p>1.32303659996845</text:p>
              </table:table-cell>
              <table:table-cell office:value-type="float" office:value="1.98846411349393">
                <text:p>1.9884641134939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209708071970551">
                <text:p>0.209708071970551</text:p>
              </table:table-cell>
              <table:table-cell office:value-type="float" office:value="0.243387368352964">
                <text:p>0.243387368352964</text:p>
              </table:table-cell>
              <table:table-cell office:value-type="float" office:value="0.297568556588399">
                <text:p>0.297568556588399</text:p>
              </table:table-cell>
              <table:table-cell office:value-type="float" office:value="0.458145747521975">
                <text:p>0.458145747521975</text:p>
              </table:table-cell>
              <table:table-cell office:value-type="float" office:value="1.03513802814395">
                <text:p>1.03513802814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